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VL ゴシック" svg:font-family="'VL ゴシック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Lucida Sans1" svg:font-family="'Lucida Sans'" style:font-family-generic="swiss" style:font-pitch="variable"/>
    <style:font-face style:name="VL Pゴシック1" svg:font-family="'VL Pゴシック'" style:font-family-generic="swiss" style:font-pitch="variable"/>
    <style:font-face style:name="ＭＳ ゴシック" svg:font-family="'ＭＳ ゴシック'" style:font-family-generic="swiss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VL Pゴシック" svg:font-family="'VL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45cm" fo:min-width="7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948cm" fo:min-width="3.01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75cm" fo:min-width="5.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71cm"/>
    </style:style>
    <style:style style:name="gr6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31cm"/>
    </style:style>
    <style:style style:name="gr8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95cm" fo:min-width="5.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95cm" fo:min-width="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418cm" fo:min-width="3.5cm" fo:padding-top="0.175cm" fo:padding-bottom="0.175cm" fo:padding-left="0.3cm" fo:padding-right="0.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407cm"/>
    </style:style>
    <style:style style:name="gr13" style:family="graphic" style:parent-style-name="objectwithoutfill">
      <style:graphic-properties draw:stroke="dash" draw:stroke-dash="Fine_20_Dashed" svg:stroke-color="#6666ff" draw:marker-end="Arrow" draw:marker-end-width="0.3cm" draw:fill="none" draw:textarea-vertical-align="middle"/>
    </style:style>
    <style:style style:name="gr14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95cm" fo:min-width="6.2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5cm" fo:min-width="1.4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0.835cm"/>
    </style:style>
    <style:style style:name="gr17" style:family="graphic" style:parent-style-name="standard">
      <style:graphic-properties draw:stroke="none" svg:stroke-color="#000000" draw:fill="none" draw:fill-color="#ffffff" fo:min-height="2.038cm"/>
    </style:style>
    <style:style style:name="gr18" style:family="graphic" style:parent-style-name="standard">
      <style:graphic-properties draw:stroke="none" svg:stroke-color="#000000" draw:fill="none" draw:fill-color="#ffffff" fo:min-height="2.11cm"/>
    </style:style>
    <style:style style:name="gr19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5cm" fo:min-width="3.1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5cm" fo:min-width="4.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45cm" fo:min-width="6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318cm" fo:min-width="2.178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2.55cm" fo:min-width="2.3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0.895cm" fo:min-width="0.502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25cm" fo:min-width="1.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1.35cm" fo:min-width="3.6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0000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fo:min-height="1.423cm"/>
    </style:style>
    <style:style style:name="gr29" style:family="graphic" style:parent-style-name="standard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min-height="0.415cm" fo:min-width="1.437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415cm" fo:min-width="1.437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2.15cm" fo:min-width="3.6cm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0000ff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19cm" fo:min-width="0.892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fo:min-height="0.75cm"/>
    </style:style>
    <style:style style:name="gr36" style:family="graphic" style:parent-style-name="standard">
      <style:graphic-properties svg:stroke-width="0.1cm" svg:stroke-color="#000000" draw:marker-start-width="0.35cm" draw:marker-end-width="0.15cm" draw:fill="solid" draw:fill-color="#ffffff" draw:textarea-horizontal-align="justify" draw:textarea-vertical-align="middle" draw:auto-grow-height="false" fo:min-height="3.75cm" fo:min-width="1.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style:font-name="ＭＳ ゴシック" style:font-name-asian="ＭＳ ゴシック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style:font-name="ＭＳ ゴシック" style:font-name-asian="ＭＳ ゴシック" style:font-size-asian="18pt"/>
    </style:style>
    <style:style style:name="P8" style:family="paragraph">
      <style:text-properties fo:color="#ff0000" fo:font-size="18pt" style:font-size-asian="18pt" style:font-size-complex="18pt"/>
    </style:style>
    <style:style style:name="P9" style:family="paragraph">
      <style:text-properties fo:color="#0000ff" fo:font-size="18pt"/>
    </style:style>
    <style:style style:name="P10" style:family="paragraph">
      <style:text-properties fo:font-size="18pt"/>
    </style:style>
    <style:style style:name="T1" style:family="text">
      <style:text-properties style:font-name="ＭＳ ゴシック" fo:font-size="32pt" style:font-name-asian="ＭＳ ゴシック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ＭＳ ゴシック" style:font-name-asian="ＭＳ ゴシック"/>
    </style:style>
    <style:style style:name="T4" style:family="text">
      <style:text-properties style:font-name="ＭＳ ゴシック" fo:font-size="20pt" style:font-name-asian="ＭＳ ゴシック" style:font-size-asian="20pt" style:font-size-complex="20pt"/>
    </style:style>
    <style:style style:name="T5" style:family="text">
      <style:text-properties style:font-name="ＭＳ ゴシック" fo:font-size="14pt" style:font-name-asian="ＭＳ ゴシック" style:font-size-asian="14pt" style:font-size-complex="14pt"/>
    </style:style>
    <style:style style:name="T6" style:family="text">
      <style:text-properties style:use-window-font-color="true" style:text-outline="false" style:text-line-through-style="none" style:text-line-through-type="none" style:font-name="ＭＳ ゴシック" fo:font-size="14pt" fo:font-style="normal" fo:text-shadow="none" style:text-underline-style="none" fo:font-weight="normal" style:letter-kerning="true" style:font-name-asian="ＭＳ ゴシック" style:font-size-asian="14pt" style:font-style-asian="normal" style:font-weight-asian="normal" style:font-name-complex="ＭＳ ゴシック" style:font-size-complex="14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ＭＳ ゴシック" fo:font-size="18pt" style:font-name-asian="ＭＳ ゴシック"/>
    </style:style>
    <style:style style:name="T8" style:family="text">
      <style:text-properties style:font-name="ＭＳ ゴシック" style:font-name-asian="ＭＳ ゴシック" style:font-size-asian="18pt"/>
    </style:style>
    <style:style style:name="T9" style:family="text">
      <style:text-properties fo:color="#ff0000" fo:font-size="18pt" style:font-size-asian="18pt" style:font-size-complex="18pt"/>
    </style:style>
    <style:style style:name="T10" style:family="text">
      <style:text-properties fo:color="#0000ff" fo:font-size="18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8cm" svg:height="1.8cm" svg:x="16.5cm" svg:y="1.4cm">
          <text:p text:style-name="P1"><text:span text:style-name="T1">IPNUMA KC7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9cm" svg:height="1.4cm" svg:x="9.2cm" svg:y="11.9cm">
          <text:p text:style-name="P1"><text:span text:style-name="T2">FIFO</text:span></text:p>
          <text:p text:style-name="P1"><text:span text:style-name="T2">RX_SNOO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1" draw:id="id1" draw:layer="layout" svg:width="5.8cm" svg:height="2.1cm" svg:x="19.1cm" svg:y="12.4cm">
          <text:p text:style-name="P1"><text:span text:style-name="T3">PIO_E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.6cm" svg:x="2.9cm" svg:y="1.932cm">
          <text:p/>
          <draw:enhanced-geometry svg:viewBox="0 0 21600 21600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4.6cm" svg:height="0.96cm" svg:x="2cm" svg:y="0.8cm">
          <draw:text-box>
            <text:p text:style-name="P1"><text:span text:style-name="T3">受信</text:span></text:p>
          </draw:text-box>
        </draw:frame>
        <draw:custom-shape draw:style-name="gr4" draw:text-style-name="P1" draw:layer="layout" svg:width="2.5cm" svg:height="1.6cm" svg:x="7.7cm" svg:y="1.9cm">
          <text:p/>
          <draw:enhanced-geometry svg:viewBox="0 0 21600 21600" draw:mirror-vertical="true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xml:id="id5" draw:id="id5" draw:layer="layout" svg:width="4.2cm" svg:height="1.7cm" svg:x="7.1cm" svg:y="3.8cm">
          <text:p text:style-name="P1"><text:span text:style-name="T4">XGMII-TX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6cm" svg:height="0.981cm" svg:x="6.7cm" svg:y="0.8cm">
          <draw:text-box>
            <text:p text:style-name="P1"><text:span text:style-name="T3">送信</text:span></text:p>
          </draw:text-box>
        </draw:frame>
        <draw:custom-shape draw:style-name="gr6" draw:text-style-name="P3" xml:id="id7" draw:id="id7" draw:layer="layout" svg:width="3cm" svg:height="1.8cm" svg:x="2.4cm" svg:y="12.5cm">
          <text:p text:style-name="P1"><text:span text:style-name="T2">FIFO</text:span></text:p>
          <text:p text:style-name="P1"><text:span text:style-name="T2">TX_SNOO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xml:id="id6" draw:id="id6" draw:layer="layout" svg:width="4.1cm" svg:height="1.768cm" svg:x="2cm" svg:y="3.7cm">
          <text:p text:style-name="P1"><text:span text:style-name="T4">XGMII-RX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6.4cm" svg:height="2.3cm" svg:x="22.1cm" svg:y="6cm">
          <text:p text:style-name="P1"><text:span text:style-name="T3">PIO_EP_MEM_ACCES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5.6cm" svg:height="2.3cm" svg:x="16cm" svg:y="6cm">
          <text:p text:style-name="P1"><text:span text:style-name="T3">PIO_RX_SNOOP</text:span></text:p>
          <text:p text:style-name="P1"><text:span text:style-name="T3">(REQ/COMPL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9" draw:id="id9" draw:layer="layout" svg:width="4.1cm" svg:height="1.768cm" svg:x="24.3cm" svg:y="18.8cm">
          <text:p text:style-name="P1"><text:span text:style-name="T4">PCIe-RX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1" draw:id="id11" draw:layer="layout" svg:width="4.1cm" svg:height="1.768cm" svg:x="18.4cm" svg:y="18.832cm">
          <text:p text:style-name="P1"><text:span text:style-name="T4">PCIe-TX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22cm" svg:y1="12.4cm" svg:x2="18.8cm" svg:y2="8.3cm" draw:start-shape="id1" draw:start-glue-point="0" draw:end-shape="id2" svg:d="M22000 12400v-2050h-3200v-2050" svg:viewBox="0 0 3201 4101">
          <text:p/>
        </draw:connector>
        <draw:connector draw:style-name="gr11" draw:text-style-name="P1" draw:layer="layout" svg:x1="22cm" svg:y1="12.4cm" svg:x2="25.3cm" svg:y2="8.3cm" draw:start-shape="id1" draw:start-glue-point="0" draw:end-shape="id3" draw:end-glue-point="2" svg:d="M22000 12400v-2050h3300v-2050" svg:viewBox="0 0 3301 4101">
          <text:p/>
        </draw:connector>
        <draw:frame draw:style-name="gr12" draw:layer="layout" svg:width="4.9cm" svg:height="1.657cm" svg:x="19.9cm" svg:y="9.2cm">
          <draw:text-box>
            <text:p>PCIe-RX</text:p>
          </draw:text-box>
        </draw:frame>
        <draw:connector draw:style-name="gr11" draw:text-style-name="P1" draw:layer="layout" svg:x1="16cm" svg:y1="7.15cm" svg:x2="13.1cm" svg:y2="12.6cm" draw:start-shape="id2" draw:start-glue-point="3" draw:end-shape="id4" draw:end-glue-point="7" svg:d="M16000 7150h-1449v5450h-1451" svg:viewBox="0 0 2901 5451">
          <text:p/>
        </draw:connector>
        <draw:connector draw:style-name="gr13" draw:text-style-name="P1" draw:layer="layout" svg:x1="9.2cm" svg:y1="12.6cm" svg:x2="9.2cm" svg:y2="5.5cm" draw:start-shape="id4" draw:start-glue-point="5" draw:end-shape="id5" draw:end-glue-point="2" svg:d="M9200 12600h-550v-3900h550v-3200" svg:viewBox="0 0 551 7101">
          <text:p/>
        </draw:connector>
        <draw:connector draw:style-name="gr13" draw:text-style-name="P1" draw:layer="layout" svg:x1="4.05cm" svg:y1="5.468cm" svg:x2="3.9cm" svg:y2="12.5cm" draw:start-shape="id6" draw:start-glue-point="2" draw:end-shape="id7" draw:end-glue-point="4" svg:d="M4050 5468v3516h-150v3516" svg:viewBox="0 0 151 7033">
          <text:p/>
        </draw:connector>
        <draw:custom-shape draw:style-name="gr14" draw:text-style-name="P1" xml:id="id8" draw:id="id8" draw:layer="layout" svg:width="6.8cm" svg:height="2.3cm" svg:x="8.1cm" svg:y="14.3cm">
          <text:p text:style-name="P1"><text:span text:style-name="T3">PIO_TX_SNOOP</text:span></text:p>
          <text:p text:style-name="P1"><text:span text:style-name="T3">(REQ/COMPL)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.9cm" svg:y1="14.3cm" svg:x2="8.1cm" svg:y2="15.45cm" draw:start-shape="id7" draw:start-glue-point="6" draw:end-shape="id8" draw:end-glue-point="3" svg:d="M3900 14300v1150h4200" svg:viewBox="0 0 4201 1151">
          <text:p/>
        </draw:connector>
        <draw:connector draw:style-name="gr11" draw:text-style-name="P1" draw:layer="layout" svg:x1="26.35cm" svg:y1="18.8cm" svg:x2="24.9cm" svg:y2="13.45cm" draw:start-shape="id9" draw:start-glue-point="0" draw:end-shape="id1" draw:end-glue-point="1" svg:d="M26350 18800v-5350h-1450" svg:viewBox="0 0 1451 5351">
          <text:p/>
        </draw:connector>
        <draw:custom-shape draw:style-name="gr15" draw:text-style-name="P3" xml:id="id10" draw:id="id10" draw:layer="layout" svg:width="2cm" svg:height="1.2cm" svg:x="19.5cm" svg:y="16.2cm">
          <text:p text:style-name="P1"><text:span text:style-name="T5">TX_M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22cm" svg:y1="14.5cm" svg:x2="20.5cm" svg:y2="16.2cm" draw:start-shape="id1" draw:start-glue-point="2" draw:end-shape="id10" draw:end-glue-point="0" svg:d="M22000 14500v850h-1500v850" svg:viewBox="0 0 1501 1701">
          <text:p/>
        </draw:connector>
        <draw:connector draw:style-name="gr11" draw:text-style-name="P1" draw:layer="layout" svg:x1="14.9cm" svg:y1="15.45cm" svg:x2="19.5cm" svg:y2="16.8cm" draw:start-shape="id8" draw:start-glue-point="1" draw:end-shape="id10" draw:end-glue-point="3" svg:d="M14900 15450h2300v1350h2300" svg:viewBox="0 0 4601 1351">
          <text:p/>
        </draw:connector>
        <draw:connector draw:style-name="gr11" draw:text-style-name="P1" draw:layer="layout" svg:x1="20.5cm" svg:y1="17.4cm" svg:x2="20.45cm" svg:y2="18.832cm" draw:start-shape="id10" draw:start-glue-point="2" draw:end-shape="id11" draw:end-glue-point="0" svg:d="M20500 17400v716h-50v716" svg:viewBox="0 0 51 1433">
          <text:p/>
        </draw:connector>
        <draw:frame draw:style-name="gr16" draw:layer="layout" svg:width="4.7cm" svg:height="1.199cm" svg:x="13cm" svg:y="12.815cm">
          <draw:text-box>
            <text:p>TLPのまま</text:p>
          </draw:text-box>
        </draw:frame>
        <draw:frame draw:style-name="gr16" draw:layer="layout" svg:width="4.7cm" svg:height="1.199cm" svg:x="7.7cm" svg:y="6.9cm">
          <draw:text-box>
            <text:p>IPパケット化</text:p>
          </draw:text-box>
        </draw:frame>
        <draw:frame draw:style-name="gr17" draw:layer="layout" svg:width="5.3cm" svg:height="2.288cm" svg:x="1.2cm" svg:y="9.212cm">
          <draw:text-box>
            <text:p>TLPのみ抽出</text:p>
            <text:p>TLP数カウント</text:p>
          </draw:text-box>
        </draw:frame>
        <draw:frame draw:style-name="gr18" draw:layer="layout" svg:width="6.8cm" svg:height="3.095cm" svg:x="8.1cm" svg:y="16.612cm">
          <draw:text-box>
            <text:p>TLPをS&amp;Fで書き込み</text:p>
            <text:p>(クロックが遅くなるため)</text:p>
          </draw:text-box>
        </draw:frame>
        <draw:custom-shape draw:style-name="gr19" draw:text-style-name="P3" draw:layer="layout" svg:width="3.7cm" svg:height="1.2cm" svg:x="23.3cm" svg:y="4cm">
          <text:p text:style-name="P1"><text:span text:style-name="T5">Register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6cm" svg:height="2.3cm" svg:x="7cm" svg:y="8cm">
          <text:p text:style-name="P1"><text:span text:style-name="T3">XGMII_TX_ENGIN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6cm" svg:height="2.3cm" svg:x="1cm" svg:y="6.7cm">
          <text:p text:style-name="P1"><text:span text:style-name="T3">XGMII_RX_ENGIN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標準_5f_">
        <draw:custom-shape draw:style-name="gr20" draw:text-style-name="P3" draw:layer="layout" svg:width="5cm" svg:height="1.2cm" svg:x="2.6cm" svg:y="18.2cm">
          <text:p text:style-name="P1"><text:span text:style-name="T5">ram_dq_inst1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6cm" svg:height="1.8cm" svg:x="16.5cm" svg:y="0.8cm">
          <text:p text:style-name="P1"><text:span text:style-name="T1">pciedma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12" draw:id="id12" draw:layer="layout" svg:width="3cm" svg:height="1.8cm" svg:x="15cm" svg:y="10cm">
          <text:p><text:span text:style-name="T6">書込</text:span><text:span text:style-name="T2">FIFO</text:span></text:p>
          <text:p text:style-name="P1"><text:span text:style-name="T2">wr_mst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6" xml:id="id13" draw:id="id13" draw:layer="layout" svg:width="2.9cm" svg:height="12.9cm" svg:x="21.9cm" svg:y="6.6cm">
          <text:p text:style-name="P1"><text:span text:style-name="T7">pcie_tlp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5cm" svg:height="1.6cm" svg:x="2.9cm" svg:y="1.932cm">
          <text:p/>
          <draw:enhanced-geometry svg:viewBox="0 0 21600 21600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4.6cm" svg:height="0.96cm" svg:x="2cm" svg:y="0.8cm">
          <draw:text-box>
            <text:p text:style-name="P1"><text:span text:style-name="T8">受信</text:span></text:p>
          </draw:text-box>
        </draw:frame>
        <draw:custom-shape draw:style-name="gr25" draw:text-style-name="P1" draw:layer="layout" svg:width="2.5cm" svg:height="1.6cm" svg:x="7.7cm" svg:y="1.9cm">
          <text:p/>
          <draw:enhanced-geometry svg:viewBox="0 0 21600 21600" draw:mirror-vertical="true" draw:text-areas="?f0 0 ?f2 ?f5" draw:type="down-arrow" draw:modifiers="10725.7963772642 6036.945221911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3" xml:id="id19" draw:id="id19" draw:layer="layout" svg:width="4.2cm" svg:height="1.7cm" svg:x="7.1cm" svg:y="3.8cm">
          <text:p text:style-name="P1"><text:span text:style-name="T5">読込</text:span><text:span text:style-name="T5">FIFO2GMII</text:span></text:p>
          <text:p text:style-name="P1"><text:span text:style-name="T5">RFIFO2GMII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6cm" svg:height="0.981cm" svg:x="6.7cm" svg:y="0.8cm">
          <draw:text-box>
            <text:p text:style-name="P1"><text:span text:style-name="T8">送信</text:span></text:p>
          </draw:text-box>
        </draw:frame>
        <draw:custom-shape draw:style-name="gr22" draw:text-style-name="P3" xml:id="id15" draw:id="id15" draw:layer="layout" svg:width="3cm" svg:height="1.8cm" svg:x="15cm" svg:y="7.4cm">
          <text:p><text:span text:style-name="T6">読込</text:span><text:span text:style-name="T2">FIFO</text:span></text:p>
          <text:p text:style-name="P1"><text:span text:style-name="T2">rd_msrq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7" draw:text-style-name="P1" draw:layer="layout" svg:x1="18cm" svg:y1="10.9cm" svg:x2="21.9cm" svg:y2="13.05cm" draw:start-shape="id12" draw:start-glue-point="7" draw:end-shape="id13" svg:d="M18000 10900h1951v2150h1949" svg:viewBox="0 0 3901 2151">
          <text:p/>
        </draw:connector>
        <draw:connector draw:style-name="gr27" draw:text-style-name="P1" draw:layer="layout" svg:x1="13.2cm" svg:y1="10.05cm" svg:x2="15cm" svg:y2="10.9cm" draw:start-shape="id14" draw:end-shape="id12" draw:end-glue-point="5" svg:d="M13200 10050h900v850h900" svg:viewBox="0 0 1801 851">
          <text:p/>
        </draw:connector>
        <draw:connector draw:style-name="gr27" draw:text-style-name="P1" draw:layer="layout" svg:x1="15cm" svg:y1="8.3cm" svg:x2="10.2cm" svg:y2="7.1cm" draw:start-shape="id15" draw:start-glue-point="5" draw:end-shape="id16" draw:end-glue-point="1" svg:d="M15000 8300h-2400v-1200h-2400" svg:viewBox="0 0 4801 1201">
          <text:p/>
        </draw:connector>
        <draw:connector draw:style-name="gr27" draw:text-style-name="P1" draw:layer="layout" svg:x1="23.35cm" svg:y1="6.6cm" svg:x2="18cm" svg:y2="8.3cm" draw:start-shape="id13" draw:start-glue-point="0" draw:end-shape="id15" draw:end-glue-point="7" svg:d="M23350 6600v-550h-3399v2250h-1951" svg:viewBox="0 0 5351 2251">
          <text:p/>
        </draw:connector>
        <draw:frame draw:style-name="gr28" draw:text-style-name="P8" draw:layer="layout" svg:width="4cm" svg:height="1.673cm" draw:transform="rotate (1.5707963267949) translate (20.1cm 11.1cm)">
          <draw:text-box>
            <text:p><text:span text:style-name="T9">Master</text:span></text:p>
            <text:p><text:span text:style-name="T9">FIFO</text:span></text:p>
          </draw:text-box>
        </draw:frame>
        <draw:frame draw:style-name="gr28" draw:text-style-name="P9" draw:layer="layout" svg:width="2.9cm" svg:height="1.673cm" draw:transform="rotate (1.5707963267949) translate (20.2cm 16.3cm)">
          <draw:text-box>
            <text:p><text:span text:style-name="T10">Slave1</text:span></text:p>
            <text:p><text:span text:style-name="T10">FIFO</text:span></text:p>
          </draw:text-box>
        </draw:frame>
        <draw:custom-shape draw:style-name="gr19" draw:text-style-name="P3" draw:layer="layout" svg:width="3.7cm" svg:height="1.2cm" svg:x="13cm" svg:y="17.6cm">
          <text:p text:style-name="P1"><text:span text:style-name="T5">Registers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527cm" svg:height="1.673cm" svg:x="17.473cm" svg:y="14.3cm">
          <text:p/>
          <draw:enhanced-geometry svg:viewBox="0 0 21600 21600" draw:text-areas="?f5 ?f1 ?f6 ?f3" draw:type="left-right-arrow" draw:modifiers="4605.37974683544 5870.9677419354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2.527cm" svg:height="1.673cm" svg:x="17.5cm" svg:y="17.2cm">
          <text:p/>
          <draw:enhanced-geometry svg:viewBox="0 0 21600 21600" draw:text-areas="?f5 ?f1 ?f6 ?f3" draw:type="left-right-arrow" draw:modifiers="4605.37974683544 5870.9677419354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10" draw:layer="layout" svg:width="2.9cm" svg:height="1.673cm" draw:transform="rotate (1.5707963267949) translate (20.2cm 19.4cm)">
          <draw:text-box>
            <text:p><text:span text:style-name="T11">Slave0</text:span></text:p>
            <text:p><text:span text:style-name="T11">BUS</text:span></text:p>
          </draw:text-box>
        </draw:frame>
        <draw:custom-shape draw:style-name="gr31" draw:text-style-name="P3" xml:id="id17" draw:id="id17" draw:layer="layout" svg:width="4.2cm" svg:height="2.5cm" svg:x="12.8cm" svg:y="13.9cm">
          <text:p text:style-name="P1"><text:span text:style-name="T5">Reque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6" draw:id="id16" draw:layer="layout" svg:width="2cm" svg:height="1.2cm" svg:x="8.2cm" svg:y="6.5cm">
          <text:p text:style-name="P1"><text:span text:style-name="T5">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" draw:layer="layout" svg:x1="12.8cm" svg:y1="15.15cm" svg:x2="9.2cm" svg:y2="7.7cm" draw:start-shape="id17" draw:start-glue-point="3" draw:end-shape="id16" draw:end-glue-point="2" svg:d="M12800 15150h-3600v-7450" svg:viewBox="0 0 3601 7451">
          <text:p/>
        </draw:connector>
        <draw:connector draw:style-name="gr32" draw:text-style-name="P1" draw:layer="layout" svg:x1="12.1cm" svg:y1="12.1cm" svg:x2="14.9cm" svg:y2="16.4cm" draw:start-shape="id14" draw:start-glue-point="2" draw:end-shape="id17" draw:end-glue-point="2" svg:d="M12100 12100v4850h2800v-550" svg:viewBox="0 0 2801 4851">
          <text:p/>
        </draw:connector>
        <draw:connector draw:style-name="gr33" draw:text-style-name="P1" draw:layer="layout" svg:x1="4.05cm" svg:y1="5.468cm" svg:x2="11cm" svg:y2="10.05cm" draw:start-shape="id18" draw:start-glue-point="2" draw:end-shape="id14" draw:end-glue-point="3" svg:d="M4050 5468v4582h6950" svg:viewBox="0 0 6951 4583">
          <text:p/>
        </draw:connector>
        <draw:connector draw:style-name="gr33" draw:text-style-name="P1" draw:layer="layout" svg:x1="9.2cm" svg:y1="6.5cm" svg:x2="9.2cm" svg:y2="5.5cm" draw:start-shape="id16" draw:start-glue-point="0" draw:end-shape="id19" draw:end-glue-point="2" svg:d="M9200 6500v-1000" svg:viewBox="0 0 1 1001">
          <text:p/>
        </draw:connector>
        <draw:custom-shape draw:style-name="gr34" draw:text-style-name="P1" draw:layer="layout" svg:width="2.1cm" svg:height="4.573cm" svg:x="25.1cm" svg:y="11.027cm">
          <text:p/>
          <draw:enhanced-geometry svg:viewBox="0 0 21600 21600" draw:text-areas="?f5 ?f1 ?f6 ?f3" draw:type="left-right-arrow" draw:modifiers="6912.56544502618 5912.3742894621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5" draw:text-style-name="P10" draw:layer="layout" svg:width="4.1cm" svg:height="1cm" draw:transform="rotate (1.5707963267949) translate (27.2cm 15.3cm)">
          <draw:text-box>
            <text:p><text:span text:style-name="T11">PCI Express</text:span></text:p>
          </draw:text-box>
        </draw:frame>
        <draw:custom-shape draw:style-name="gr36" draw:text-style-name="P3" xml:id="id14" draw:id="id14" draw:layer="layout" svg:width="2.2cm" svg:height="4.1cm" svg:x="11cm" svg:y="8cm">
          <text:p text:style-name="P1"><text:span text:style-name="T5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3cm" svg:height="1.8cm" svg:x="2.528cm" svg:y="5.956cm">
          <text:p text:style-name="P1"><text:span text:style-name="T5">受信</text:span><text:span text:style-name="T2">FIFO</text:span></text:p>
          <text:p text:style-name="P1"><text:span text:style-name="T2">rx_phyq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3" xml:id="id18" draw:id="id18" draw:layer="layout" svg:width="4.1cm" svg:height="1.768cm" svg:x="2cm" svg:y="3.7cm">
          <text:p text:style-name="P1"><text:span text:style-name="T5">GMII2</text:span><text:span text:style-name="T5">書込</text:span><text:span text:style-name="T5">FIFO</text:span></text:p>
          <text:p text:style-name="P1"><text:span text:style-name="T5">rx0gmii2fif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VL ゴシック" svg:font-family="'VL ゴシック'" style:font-family-generic="roman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Lucida Sans1" svg:font-family="'Lucida Sans'" style:font-family-generic="swiss" style:font-pitch="variable"/>
    <style:font-face style:name="VL Pゴシック1" svg:font-family="'VL Pゴシック'" style:font-family-generic="swiss" style:font-pitch="variable"/>
    <style:font-face style:name="ＭＳ ゴシック" svg:font-family="'ＭＳ ゴシック'" style:font-family-generic="swiss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VL Pゴシック" svg:font-family="'VL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VL ゴシック" fo:font-size="24pt" fo:language="en" fo:country="US" style:font-name-asian="VL Pゴシック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ゴシック" style:font-family-asian="'VL Pゴシック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9T16:06:58</meta:creation-date>
    <dc:date>2014-11-12T01:04:34.481701000</dc:date>
    <meta:editing-duration>PT18H10M30S</meta:editing-duration>
    <meta:editing-cycles>171</meta:editing-cycles>
    <meta:generator>LibreOffice/4.3.3.2$MacOSX_X86_64 LibreOffice_project/9bb7eadab57b6755b1265afa86e04bf45fbfc644</meta:generator>
    <meta:document-statistic meta:object-count="65"/>
  </office:meta>
</office:document-meta>
</file>